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1" svg:font-family="Arial"/>
    <style:font-face style:name="DejaVu Sans1" svg:font-family="'DejaVu Sans'"/>
    <style:font-face style:name="Microsoft YaHei1" svg:font-family="'Microsoft YaHei'"/>
    <style:font-face style:name="Arial" svg:font-family="Arial" style:font-pitch="variable"/>
    <style:font-face style:name="DejaVu Sans" svg:font-family="'DejaVu Sans'" style:font-pitch="variable"/>
    <style:font-face style:name="Liberation Sans" svg:font-family="'Liberation Sans'" style:font-pitch="variable"/>
    <style:font-face style:name="Lucida Sans" svg:font-family="'Lucida Sans'" style:font-pitch="variable"/>
    <style:font-face style:name="Microsoft YaHei" svg:font-family="'Microsoft YaHe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1" svg:font-family="'Lucida Sans'" style:font-family-generic="system" style:font-pitch="variable"/>
    <style:font-face style:name="Microsoft YaHei2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cm" svg:stroke-color="#3465a4" draw:fill="solid" draw:fill-color="#f9a825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" style:family="graphic" style:parent-style-name="standard">
      <style:graphic-properties draw:stroke="solid" svg:stroke-width="0cm" svg:stroke-color="#3465a4" draw:fill="solid" draw:fill-color="#729fc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" style:family="graphic" style:parent-style-name="standard">
      <style:graphic-properties draw:stroke="solid" svg:stroke-width="0cm" svg:stroke-color="#3465a4" draw:fill="solid" draw:fill-color="#303f9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" style:family="graphic" style:parent-style-name="standard">
      <style:graphic-properties draw:stroke="solid" svg:stroke-width="0cm" svg:stroke-color="#000000" draw:fill="solid" draw:fill-color="#536df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" style:family="graphic" style:parent-style-name="standard">
      <style:graphic-properties draw:stroke="solid" svg:stroke-width="0cm" svg:stroke-color="#3465a4" draw:fill="solid" draw:fill-color="#0d47a1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solid" svg:stroke-width="0cm" svg:stroke-color="#3465a4" draw:fill="solid" draw:fill-color="#1a237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>
      <style:graphic-properties draw:stroke="solid" svg:stroke-width="0.081cm" svg:stroke-color="#000000" draw:marker-end="msArrowEnd_20_5" draw:marker-end-width="0.24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81cm" svg:stroke-color="#000000" draw:marker-end="msArrowEnd_20_5" draw:marker-end-width="0.243cm" draw:marker-end-center="false" draw:stroke-linejoin="round" draw:fill="none" draw:textarea-horizontal-align="center" draw:textarea-vertical-align="middle" draw:auto-grow-height="false" draw:fit-to-size="false" style:shrink-to-fit="false" fo:padding-top="0.165cm" fo:padding-bottom="0.165cm" fo:padding-left="0.29cm" fo:padding-right="0.29cm" fo:wrap-option="wrap"/>
      <style:paragraph-properties style:writing-mode="lr-tb"/>
    </style:style>
    <style:style style:name="gr9" style:family="graphic" style:parent-style-name="standard">
      <style:graphic-properties draw:stroke="solid" svg:stroke-width="0.081cm" svg:stroke-color="#000000" draw:marker-end="msArrowEnd_20_5" draw:marker-end-width="0.24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solid" svg:stroke-width="0cm" svg:stroke-color="#3465a4" draw:fill="solid" draw:fill-color="#ff8a65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>
      <style:graphic-properties draw:stroke="solid" svg:stroke-width="0cm" svg:stroke-color="#3465a4" draw:fill="solid" draw:fill-color="#66bb6a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>
      <style:graphic-properties draw:stroke="solid" svg:stroke-width="0cm" svg:stroke-color="#3465a4" draw:fill="solid" draw:fill-color="#43a047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>
      <style:graphic-properties draw:stroke="solid" svg:stroke-width="0cm" svg:stroke-color="#000000" draw:fill="solid" draw:fill-color="#616161" draw:textarea-horizontal-align="center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2">
      <style:graphic-properties draw:stroke="solid" svg:stroke-width="0cm" svg:stroke-color="#3465a4" draw:fill="solid" draw:fill-color="#ff8a65" draw:textarea-vertical-align="top" draw:auto-grow-height="false" draw:fit-to-size="false" style:shrink-to-fit="false" fo:min-height="12.35cm" fo:min-width="22.4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 style:list-style-name="L2">
      <style:graphic-properties draw:stroke="solid" svg:stroke-width="0cm" svg:stroke-color="#000000" draw:fill="solid" draw:fill-color="#536dfe" draw:textarea-vertical-align="top" draw:auto-grow-height="false" draw:fit-to-size="false" style:shrink-to-fit="false" fo:min-height="7.651cm" fo:min-width="12.2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 style:list-style-name="L1">
      <style:graphic-properties draw:stroke="solid" svg:stroke-width="0cm" svg:stroke-color="#3465a4" draw:fill="solid" draw:fill-color="#66bb6a" draw:textarea-vertical-align="top" draw:auto-grow-height="false" draw:fit-to-size="false" style:shrink-to-fit="false" fo:min-height="20.219cm" fo:min-width="11.5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>
      <style:graphic-properties draw:stroke="solid" svg:stroke-width="0cm" svg:stroke-color="#3465a4" draw:fill="solid" draw:fill-color="#388e3c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" style:family="graphic" style:parent-style-name="standard">
      <style:graphic-properties draw:stroke="solid" svg:stroke-width="0cm" svg:stroke-color="#3465a4" draw:fill="solid" draw:fill-color="#f4511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 style:list-style-name="L2">
      <style:graphic-properties draw:stroke="solid" svg:stroke-width="0cm" svg:stroke-color="#3465a4" draw:fill="solid" draw:fill-color="#303f9f" draw:textarea-vertical-align="top" draw:auto-grow-height="false" draw:fit-to-size="false" style:shrink-to-fit="false" fo:min-height="9.75cm" fo:min-width="12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standard" style:list-style-name="L3">
      <style:graphic-properties draw:stroke="solid" svg:stroke-width="0cm" svg:stroke-color="#3465a4" draw:fill="solid" draw:fill-color="#00008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standard" style:list-style-name="L4">
      <style:graphic-properties draw:stroke="solid" svg:stroke-width="0cm" svg:stroke-color="#000000" draw:fill="none" draw:fill-color="#1a237e" draw:textarea-vertical-align="top" draw:auto-grow-height="false" draw:fit-to-size="false" style:shrink-to-fit="false" fo:min-height="3.25cm" fo:min-width="11cm" fo:padding-top="0.125cm" fo:padding-bottom="0.125cm" fo:padding-left="0.25cm" fo:padding-right="0.25cm" fo:wrap-option="no-wrap"/>
      <style:paragraph-properties style:writing-mode="lr-tb"/>
    </style:style>
    <style:style style:name="gr24" style:family="graphic" style:parent-style-name="standard">
      <style:graphic-properties draw:stroke="solid" svg:stroke-width="0.081cm" svg:stroke-color="#000000" draw:marker-start-width="0.2cm" draw:marker-end="msArrowEnd_20_5" draw:marker-end-width="0.24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glow-transparency="0%"/>
    </style:style>
    <style:style style:name="gr25" style:family="graphic" style:parent-style-name="standard">
      <style:graphic-properties draw:stroke="solid" svg:stroke-width="0cm" svg:stroke-color="#3465a4" draw:fill="solid" draw:fill-color="#2e7d3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" style:family="graphic" style:parent-style-name="objectwithoutfill">
      <style:graphic-properties svg:stroke-width="0.081cm" svg:stroke-color="#000000" draw:marker-start-width="0.321cm" draw:marker-end="Linienspitzen_20_1" draw:marker-end-width="0.421cm" draw:fill="none" draw:textarea-vertical-align="middle" fo:padding-top="0.165cm" fo:padding-bottom="0.165cm" fo:padding-left="0.29cm" fo:padding-right="0.29cm"/>
    </style:style>
    <style:style style:name="gr27" style:family="graphic" style:parent-style-name="objectwithoutfill">
      <style:graphic-properties svg:stroke-width="0.081cm" svg:stroke-color="#000000" draw:marker-start-width="0.321cm" draw:marker-end="Linienspitzen_20_2" draw:marker-end-width="0.421cm" draw:fill="none" draw:textarea-vertical-align="middle" fo:padding-top="0.165cm" fo:padding-bottom="0.165cm" fo:padding-left="0.29cm" fo:padding-right="0.29cm"/>
    </style:style>
    <style:style style:name="gr28" style:family="graphic" style:parent-style-name="objectwithoutfill">
      <style:graphic-properties svg:stroke-width="0.081cm" svg:stroke-color="#000000" draw:marker-start-width="0.321cm" draw:marker-end="Linienspitzen_20_3" draw:marker-end-width="0.421cm" draw:fill="none" draw:textarea-vertical-align="middle" fo:padding-top="0.165cm" fo:padding-bottom="0.165cm" fo:padding-left="0.29cm" fo:padding-right="0.29cm"/>
    </style:style>
    <style:style style:name="gr29" style:family="graphic" style:parent-style-name="standard" style:list-style-name="L1">
      <style:graphic-properties draw:stroke="solid" svg:stroke-width="0cm" svg:stroke-color="#3465a4" draw:fill="solid" draw:fill-color="#f9a825" draw:textarea-vertical-align="top" draw:auto-grow-height="false" draw:fit-to-size="false" style:shrink-to-fit="false" fo:min-height="26.25cm" fo:min-width="24.5cm" fo:padding-top="0.125cm" fo:padding-bottom="0.125cm" fo:padding-left="0.25cm" fo:padding-right="0.25cm" fo:wrap-option="no-wrap"/>
      <style:paragraph-properties style:writing-mode="lr-tb"/>
    </style:style>
    <style:style style:name="gr30" style:family="graphic" style:parent-style-name="standard" style:list-style-name="L2">
      <style:graphic-properties draw:stroke="solid" svg:stroke-width="0cm" svg:stroke-color="#3465a4" draw:fill="solid" draw:fill-color="#729fcf" draw:textarea-vertical-align="top" draw:auto-grow-height="false" draw:fit-to-size="false" style:shrink-to-fit="false" fo:min-height="24.505cm" fo:min-width="23.5cm" fo:padding-top="0.125cm" fo:padding-bottom="0.125cm" fo:padding-left="0.25cm" fo:padding-right="0.25cm" fo:wrap-option="no-wrap"/>
      <style:paragraph-properties style:writing-mode="lr-tb"/>
    </style:style>
    <style:style style:name="gr31" style:family="graphic" style:parent-style-name="standard" style:list-style-name="L2">
      <style:graphic-properties draw:stroke="solid" svg:stroke-width="0cm" svg:stroke-color="#3465a4" draw:fill="solid" draw:fill-color="#ff8a65" draw:textarea-vertical-align="top" draw:auto-grow-height="false" draw:fit-to-size="false" style:shrink-to-fit="false" fo:min-height="12.35cm" fo:min-width="22.4cm" fo:padding-top="0.125cm" fo:padding-bottom="0.125cm" fo:padding-left="0.25cm" fo:padding-right="0.25cm" fo:wrap-option="no-wrap"/>
      <style:paragraph-properties style:writing-mode="lr-tb"/>
    </style:style>
    <style:style style:name="gr32" style:family="graphic" style:parent-style-name="standard" style:list-style-name="L2">
      <style:graphic-properties draw:stroke="solid" svg:stroke-width="0cm" svg:stroke-color="#000000" draw:fill="solid" draw:fill-color="#536dfe" draw:textarea-vertical-align="top" draw:auto-grow-height="false" draw:fit-to-size="false" style:shrink-to-fit="false" fo:min-height="7.651cm" fo:min-width="12.2cm" fo:padding-top="0.125cm" fo:padding-bottom="0.125cm" fo:padding-left="0.25cm" fo:padding-right="0.25cm" fo:wrap-option="no-wrap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765cm" fo:min-width="5.124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1">
      <style:graphic-properties draw:stroke="solid" svg:stroke-width="0cm" svg:stroke-color="#3465a4" draw:fill="solid" draw:fill-color="#66bb6a" draw:textarea-vertical-align="top" draw:auto-grow-height="false" draw:fit-to-size="false" style:shrink-to-fit="false" fo:min-height="23.219cm" fo:min-width="18.001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standard" style:list-style-name="L1">
      <style:graphic-properties draw:stroke="solid" svg:stroke-width="0cm" svg:stroke-color="#3465a4" draw:fill="solid" draw:fill-color="#388e3c" draw:textarea-vertical-align="top" draw:auto-grow-height="false" draw:fit-to-size="false" style:shrink-to-fit="false" fo:min-height="2.25cm" fo:min-width="7.5cm" fo:padding-top="0.125cm" fo:padding-bottom="0.125cm" fo:padding-left="0.25cm" fo:padding-right="0.25cm" fo:wrap-option="no-wrap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177cm" fo:min-width="6.665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2">
      <style:graphic-properties draw:stroke="solid" svg:stroke-width="0cm" svg:stroke-color="#3465a4" draw:fill="solid" draw:fill-color="#f4511e" draw:textarea-vertical-align="top" draw:auto-grow-height="false" draw:fit-to-size="false" style:shrink-to-fit="false" fo:min-height="7.973cm" fo:min-width="3.941cm" fo:padding-top="0.125cm" fo:padding-bottom="0.125cm" fo:padding-left="0.25cm" fo:padding-right="0.25cm" fo:wrap-option="no-wrap"/>
      <style:paragraph-properties style:writing-mode="lr-tb"/>
    </style:style>
    <style:style style:name="gr38" style:family="graphic" style:parent-style-name="standard" style:list-style-name="L2">
      <style:graphic-properties draw:stroke="solid" svg:stroke-width="0cm" svg:stroke-color="#3465a4" draw:fill="solid" draw:fill-color="#303f9f" draw:textarea-vertical-align="top" draw:auto-grow-height="false" draw:fit-to-size="false" style:shrink-to-fit="false" fo:min-height="9.75cm" fo:min-width="12cm" fo:padding-top="0.125cm" fo:padding-bottom="0.125cm" fo:padding-left="0.25cm" fo:padding-right="0.25cm" fo:wrap-option="no-wrap"/>
      <style:paragraph-properties style:writing-mode="lr-tb"/>
    </style:style>
    <style:style style:name="gr39" style:family="graphic" style:parent-style-name="standard" style:list-style-name="L3">
      <style:graphic-properties draw:stroke="solid" svg:stroke-width="0cm" svg:stroke-color="#3465a4" draw:fill="solid" draw:fill-color="#000080" draw:textarea-vertical-align="top" draw:auto-grow-height="false" draw:fit-to-size="false" style:shrink-to-fit="false" fo:min-height="1.75cm" fo:min-width="9cm" fo:padding-top="0.125cm" fo:padding-bottom="0.125cm" fo:padding-left="0.25cm" fo:padding-right="0.25cm" fo:wrap-option="no-wrap"/>
      <style:paragraph-properties style:writing-mode="lr-tb"/>
    </style:style>
    <style:style style:name="gr40" style:family="graphic" style:parent-style-name="standard" style:list-style-name="L4">
      <style:graphic-properties draw:stroke="solid" svg:stroke-width="0cm" svg:stroke-color="#000000" draw:fill="none" draw:fill-color="#1a237e" draw:textarea-vertical-align="top" draw:auto-grow-height="false" draw:fit-to-size="false" style:shrink-to-fit="false" fo:min-height="3.25cm" fo:min-width="11cm" fo:padding-top="0.125cm" fo:padding-bottom="0.125cm" fo:padding-left="0.25cm" fo:padding-right="0.25cm" fo:wrap-option="no-wrap"/>
      <style:paragraph-properties style:writing-mode="lr-tb"/>
    </style:style>
    <style:style style:name="gr41" style:family="graphic" style:parent-style-name="standard">
      <style:graphic-properties draw:stroke="solid" svg:stroke-width="0.081cm" svg:stroke-color="#000000" draw:marker-start-width="0.2cm" draw:marker-end="msArrowEnd_20_5" draw:marker-end-width="0.243cm" draw:marker-end-center="false" draw:stroke-linejoin="round" draw:fill="none" draw:textarea-vertical-align="top" draw:auto-grow-height="false" fo:min-height="2.75cm" fo:min-width="0cm" fo:padding-top="0.125cm" fo:padding-bottom="0.125cm" fo:padding-left="0.25cm" fo:padding-right="0.25cm" fo:wrap-option="wrap" loext:glow-transparency="0%"/>
    </style:style>
    <style:style style:name="gr42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.765cm" fo:min-width="4.705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1">
      <style:graphic-properties draw:stroke="solid" svg:stroke-width="0cm" svg:stroke-color="#3465a4" draw:fill="solid" draw:fill-color="#2e7d32" draw:textarea-vertical-align="top" draw:auto-grow-height="false" draw:fit-to-size="false" style:shrink-to-fit="false" fo:min-height="7.751cm" fo:min-width="15.501cm" fo:padding-top="0.125cm" fo:padding-bottom="0.125cm" fo:padding-left="0.25cm" fo:padding-right="0.25cm" fo:wrap-option="no-wrap"/>
      <style:paragraph-properties style:writing-mode="lr-tb"/>
    </style:style>
    <style:style style:name="gr44" style:family="graphic" style:parent-style-name="standard" style:list-style-name="L1">
      <style:graphic-properties draw:stroke="solid" svg:stroke-width="0cm" svg:stroke-color="#3465a4" draw:fill="solid" draw:fill-color="#43a047" draw:textarea-vertical-align="top" draw:auto-grow-height="false" draw:fit-to-size="false" style:shrink-to-fit="false" fo:min-height="3.25cm" fo:min-width="5.5cm" fo:padding-top="0.125cm" fo:padding-bottom="0.125cm" fo:padding-left="0.25cm" fo:padding-right="0.25cm" fo:wrap-option="no-wrap"/>
      <style:paragraph-properties style:writing-mode="lr-tb"/>
    </style:style>
    <style:style style:name="gr45" style:family="graphic" style:parent-style-name="standard" style:list-style-name="L1">
      <style:graphic-properties draw:stroke="solid" svg:stroke-width="0cm" svg:stroke-color="#3465a4" draw:fill="solid" draw:fill-color="#43a047" draw:textarea-vertical-align="top" draw:auto-grow-height="false" draw:fit-to-size="false" style:shrink-to-fit="false" fo:min-height="3.25cm" fo:min-width="5.5cm" fo:padding-top="0.125cm" fo:padding-bottom="0.125cm" fo:padding-left="0.25cm" fo:padding-right="0.25cm" fo:wrap-option="no-wrap"/>
      <style:paragraph-properties style:writing-mode="lr-tb"/>
    </style:style>
    <style:style style:name="gr46" style:family="graphic" style:parent-style-name="standard" style:list-style-name="L1">
      <style:graphic-properties draw:stroke="solid" svg:stroke-width="0cm" svg:stroke-color="#3465a4" draw:fill="solid" draw:fill-color="#43a047" draw:textarea-vertical-align="top" draw:auto-grow-height="false" draw:fit-to-size="false" style:shrink-to-fit="false" fo:min-height="3.25cm" fo:min-width="5.5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2.353cm" fo:min-width="5.006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1">
      <style:graphic-properties draw:stroke="solid" svg:stroke-width="0cm" svg:stroke-color="#3465a4" draw:fill="solid" draw:fill-color="#388e3c" draw:textarea-vertical-align="top" draw:auto-grow-height="false" draw:fit-to-size="false" style:shrink-to-fit="false" fo:min-height="4.75cm" fo:min-width="10cm" fo:padding-top="0.125cm" fo:padding-bottom="0.125cm" fo:padding-left="0.25cm" fo:padding-right="0.25cm" fo:wrap-option="no-wrap"/>
      <style:paragraph-properties style:writing-mode="lr-tb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89cm" fo:min-width="1.069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89cm" fo:min-width="1.124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1">
      <style:graphic-properties draw:stroke="solid" svg:stroke-width="0cm" svg:stroke-color="#3465a4" draw:fill="solid" draw:fill-color="#228b22" draw:textarea-vertical-align="top" draw:auto-grow-height="false" draw:fit-to-size="false" style:shrink-to-fit="false" fo:min-height="5.75cm" fo:min-width="8.001cm" fo:padding-top="0.125cm" fo:padding-bottom="0.125cm" fo:padding-left="0.25cm" fo:padding-right="0.25cm" fo:wrap-option="no-wrap"/>
      <style:paragraph-properties style:writing-mode="lr-tb"/>
    </style:style>
    <style:style style:name="gr52" style:family="graphic" style:parent-style-name="standard" style:list-style-name="L1">
      <style:graphic-properties draw:stroke="solid" svg:stroke-width="0cm" svg:stroke-color="#3465a4" draw:fill="solid" draw:fill-color="#43a047" draw:textarea-vertical-align="top" draw:auto-grow-height="false" draw:fit-to-size="false" style:shrink-to-fit="false" fo:min-height="3.25cm" fo:min-width="5.5cm" fo:padding-top="0.125cm" fo:padding-bottom="0.125cm" fo:padding-left="0.25cm" fo:padding-right="0.25cm" fo:wrap-option="no-wrap"/>
      <style:paragraph-properties style:writing-mode="lr-tb"/>
    </style:style>
    <style:style style:name="gr53" style:family="graphic" style:parent-style-name="standard" style:list-style-name="L1">
      <style:graphic-properties draw:stroke="solid" svg:stroke-width="0cm" svg:stroke-color="#3465a4" draw:fill="solid" draw:fill-color="#43a047" draw:textarea-vertical-align="top" draw:auto-grow-height="false" draw:fit-to-size="false" style:shrink-to-fit="false" fo:min-height="3.25cm" fo:min-width="5.5cm" fo:padding-top="0.125cm" fo:padding-bottom="0.125cm" fo:padding-left="0.25cm" fo:padding-right="0.25cm" fo:wrap-option="no-wrap"/>
      <style:paragraph-properties style:writing-mode="lr-tb"/>
    </style:style>
    <style:style style:name="gr54" style:family="graphic" style:parent-style-name="standard" style:list-style-name="L1">
      <style:graphic-properties draw:stroke="solid" svg:stroke-width="0cm" svg:stroke-color="#3465a4" draw:fill="solid" draw:fill-color="#43a047" draw:textarea-vertical-align="top" draw:auto-grow-height="false" draw:fit-to-size="false" style:shrink-to-fit="false" fo:min-height="3.25cm" fo:min-width="5.5cm" fo:padding-top="0.125cm" fo:padding-bottom="0.125cm" fo:padding-left="0.25cm" fo:padding-right="0.25cm" fo:wrap-option="no-wrap"/>
      <style:paragraph-properties style:writing-mode="lr-tb"/>
    </style:style>
    <style:style style:name="gr55" style:family="graphic" style:parent-style-name="standard" style:list-style-name="L1">
      <style:graphic-properties draw:stroke="solid" svg:stroke-width="0cm" svg:stroke-color="#3465a4" draw:fill="solid" draw:fill-color="#228b22" draw:textarea-vertical-align="top" draw:auto-grow-height="false" draw:fit-to-size="false" style:shrink-to-fit="false" fo:min-height="5.75cm" fo:min-width="4.501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Title_20_Slid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justify"/>
    </style:style>
    <style:style style:name="P2" style:family="paragraph">
      <loext:graphic-properties draw:fill="solid" draw:fill-color="#f9a825"/>
      <style:paragraph-properties fo:text-align="start" style:font-independent-line-spacing="true"/>
      <style:text-properties fo:font-size="18pt"/>
    </style:style>
    <style:style style:name="P3" style:family="paragraph">
      <loext:graphic-properties draw:fill="solid" draw:fill-color="#729fcf"/>
      <style:paragraph-properties fo:text-align="start" style:font-independent-line-spacing="true"/>
      <style:text-properties fo:font-size="18pt"/>
    </style:style>
    <style:style style:name="P4" style:family="paragraph">
      <loext:graphic-properties draw:fill="solid" draw:fill-color="#303f9f"/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loext:graphic-properties draw:fill="solid" draw:fill-color="#536dfe"/>
      <style:paragraph-properties fo:text-align="start" style:font-independent-line-spacing="true"/>
      <style:text-properties fo:font-size="18pt"/>
    </style:style>
    <style:style style:name="P7" style:family="paragraph">
      <loext:graphic-properties draw:fill="solid" draw:fill-color="#0d47a1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justify" fo:text-indent="0cm"/>
    </style:style>
    <style:style style:name="P9" style:family="paragraph">
      <loext:graphic-properties draw:fill="solid" draw:fill-color="#1a237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center"/>
    </style:style>
    <style:style style:name="P13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14" style:family="paragraph">
      <loext:graphic-properties draw:fill-color="#ffffff"/>
    </style:style>
    <style:style style:name="P15" style:family="paragraph">
      <style:paragraph-properties fo:margin-top="0cm" fo:margin-bottom="0cm" fo:line-height="100%" fo:text-align="end"/>
    </style:style>
    <style:style style:name="P16" style:family="paragraph">
      <loext:graphic-properties draw:fill="solid" draw:fill-color="#ff8a65"/>
      <style:paragraph-properties fo:text-align="start" style:font-independent-line-spacing="true"/>
      <style:text-properties fo:font-size="18pt"/>
    </style:style>
    <style:style style:name="P17" style:family="paragraph">
      <loext:graphic-properties draw:fill="solid" draw:fill-color="#66bb6a"/>
      <style:paragraph-properties fo:text-align="start" style:font-independent-line-spacing="true"/>
      <style:text-properties fo:font-size="18pt"/>
    </style:style>
    <style:style style:name="P18" style:family="paragraph">
      <loext:graphic-properties draw:fill="solid" draw:fill-color="#43a047"/>
      <style:paragraph-properties fo:text-align="start" style:font-independent-line-spacing="true"/>
      <style:text-properties fo:font-size="18pt"/>
    </style:style>
    <style:style style:name="P19" style:family="paragraph">
      <loext:graphic-properties draw:fill="solid" draw:fill-color="#616161"/>
      <style:paragraph-properties fo:text-align="start"/>
      <style:text-properties fo:font-size="18pt"/>
    </style:style>
    <style:style style:name="P20" style:family="paragraph">
      <loext:graphic-properties draw:fill="solid" draw:fill-color="#ff8a65"/>
      <style:paragraph-properties fo:margin-top="0cm" fo:margin-bottom="0cm" fo:line-height="100%" fo:text-align="justify" style:font-independent-line-spacing="true"/>
      <style:text-properties fo:font-size="18pt"/>
    </style:style>
    <style:style style:name="P21" style:family="paragraph">
      <loext:graphic-properties draw:fill="solid" draw:fill-color="#536dfe"/>
      <style:paragraph-properties fo:margin-top="0cm" fo:margin-bottom="0cm" fo:line-height="100%" fo:text-align="justify" style:font-independent-line-spacing="true"/>
      <style:text-properties fo:font-size="18pt"/>
    </style:style>
    <style:style style:name="P22" style:family="paragraph">
      <loext:graphic-properties draw:fill="solid" draw:fill-color="#66bb6a"/>
      <style:paragraph-properties fo:margin-top="0cm" fo:margin-bottom="0cm" fo:line-height="100%" fo:text-align="justify" style:font-independent-line-spacing="true"/>
      <style:text-properties fo:font-size="18pt"/>
    </style:style>
    <style:style style:name="P23" style:family="paragraph">
      <loext:graphic-properties draw:fill="solid" draw:fill-color="#388e3c"/>
      <style:paragraph-properties fo:text-align="start" style:font-independent-line-spacing="true"/>
      <style:text-properties fo:font-size="18pt"/>
    </style:style>
    <style:style style:name="P24" style:family="paragraph">
      <loext:graphic-properties draw:fill="solid" draw:fill-color="#f4511e"/>
      <style:paragraph-properties fo:text-align="start" style:font-independent-line-spacing="true"/>
      <style:text-properties fo:font-size="18pt"/>
    </style:style>
    <style:style style:name="P25" style:family="paragraph">
      <style:paragraph-properties fo:margin-top="0cm" fo:margin-bottom="0cm" fo:line-height="100%" fo:text-align="justify"/>
      <style:text-properties fo:color="#ffffff" loext:opacity="100%"/>
    </style:style>
    <style:style style:name="P26" style:family="paragraph">
      <loext:graphic-properties draw:fill="solid" draw:fill-color="#303f9f"/>
      <style:paragraph-properties fo:margin-top="0cm" fo:margin-bottom="0cm" fo:line-height="100%" fo:text-align="justify" style:font-independent-line-spacing="true"/>
      <style:text-properties fo:color="#ffffff" loext:opacity="100%" fo:font-size="18pt"/>
    </style:style>
    <style:style style:name="P27" style:family="paragraph">
      <loext:graphic-properties draw:fill="solid" draw:fill-color="#000080"/>
      <style:paragraph-properties fo:margin-top="0cm" fo:margin-bottom="0cm" fo:line-height="100%" fo:text-align="justify" style:font-independent-line-spacing="true"/>
      <style:text-properties fo:font-size="18pt"/>
    </style:style>
    <style:style style:name="P28" style:family="paragraph">
      <style:paragraph-properties fo:margin-top="0cm" fo:margin-bottom="0cm" fo:line-height="100%" fo:text-align="justify"/>
      <style:text-properties fo:color="#f0ffff" loext:opacity="100%"/>
    </style:style>
    <style:style style:name="P29" style:family="paragraph">
      <style:paragraph-properties fo:margin-left="0cm" fo:margin-right="0cm" fo:margin-top="0cm" fo:margin-bottom="0cm" fo:line-height="100%" fo:text-align="justify" fo:text-indent="0cm"/>
      <style:text-properties fo:color="#f0ffff" loext:opacity="100%" fo:hyphenate="false" loext:hyphenation-no-caps="false"/>
    </style:style>
    <style:style style:name="P30" style:family="paragraph">
      <loext:graphic-properties draw:fill="none" draw:fill-color="#1a237e"/>
      <style:paragraph-properties fo:margin-top="0cm" fo:margin-bottom="0cm" fo:line-height="100%" fo:text-align="justify" style:font-independent-line-spacing="true"/>
      <style:text-properties fo:color="#f0ffff" loext:opacity="100%" fo:font-size="18pt"/>
    </style:style>
    <style:style style:name="P31" style:family="paragraph">
      <loext:graphic-properties draw:fill="solid" draw:fill-color="#2e7d32"/>
      <style:paragraph-properties fo:text-align="start" style:font-independent-line-spacing="true"/>
      <style:text-properties fo:font-size="18pt"/>
    </style:style>
    <style:style style:name="P32" style:family="paragraph">
      <loext:graphic-properties draw:fill="none"/>
      <style:paragraph-properties fo:text-align="center"/>
    </style:style>
    <style:style style:name="P33" style:family="paragraph">
      <loext:graphic-properties draw:fill="solid" draw:fill-color="#f9a825"/>
      <style:paragraph-properties fo:margin-top="0cm" fo:margin-bottom="0cm" fo:line-height="100%" fo:text-align="justify" style:font-independent-line-spacing="true"/>
      <style:text-properties fo:font-size="18pt"/>
    </style:style>
    <style:style style:name="P34" style:family="paragraph">
      <loext:graphic-properties draw:fill="solid" draw:fill-color="#729fcf"/>
      <style:paragraph-properties fo:margin-top="0cm" fo:margin-bottom="0cm" fo:line-height="100%" fo:text-align="start" style:font-independent-line-spacing="true"/>
      <style:text-properties fo:font-size="18pt"/>
    </style:style>
    <style:style style:name="P35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36" style:family="paragraph">
      <loext:graphic-properties draw:fill="solid" draw:fill-color="#388e3c"/>
      <style:paragraph-properties fo:margin-top="0cm" fo:margin-bottom="0cm" fo:line-height="100%" fo:text-align="justify" style:font-independent-line-spacing="true"/>
      <style:text-properties fo:font-size="18pt"/>
    </style:style>
    <style:style style:name="P37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38" style:family="paragraph">
      <loext:graphic-properties draw:fill="solid" draw:fill-color="#f4511e"/>
      <style:paragraph-properties fo:margin-top="0cm" fo:margin-bottom="0cm" fo:line-height="100%" fo:text-align="justify" style:font-independent-line-spacing="true"/>
      <style:text-properties fo:font-size="18pt"/>
    </style:style>
    <style:style style:name="P39" style:family="paragraph">
      <loext:graphic-properties draw:fill="solid" draw:fill-color="#2e7d32"/>
      <style:paragraph-properties fo:margin-top="0cm" fo:margin-bottom="0cm" fo:line-height="100%" fo:text-align="justify" style:font-independent-line-spacing="true"/>
      <style:text-properties fo:font-size="18pt"/>
    </style:style>
    <style:style style:name="P40" style:family="paragraph">
      <loext:graphic-properties draw:fill="solid" draw:fill-color="#43a047"/>
      <style:paragraph-properties fo:margin-top="0cm" fo:margin-bottom="0cm" fo:line-height="100%" fo:text-align="justify" style:font-independent-line-spacing="true"/>
      <style:text-properties fo:font-size="18pt"/>
    </style:style>
    <style:style style:name="P41" style:family="paragraph">
      <loext:graphic-properties draw:fill="solid" draw:fill-color="#228b22"/>
      <style:paragraph-properties fo:margin-top="0cm" fo:margin-bottom="0cm" fo:line-height="100%" fo:text-align="justify" style:font-independent-line-spacing="true"/>
      <style:text-properties fo:font-size="18pt"/>
    </style:style>
    <style:style style:name="P42" style:family="paragraph">
      <style:paragraph-properties fo:margin-left="0.5cm" fo:margin-right="0cm" fo:margin-top="0cm" fo:margin-bottom="0cm" fo:line-height="100%" fo:text-align="justify" fo:text-indent="0cm"/>
      <style:text-properties fo:hyphenate="false" loext:hyphenation-no-caps="false"/>
    </style:style>
    <style:style style:name="T1" style:family="text">
      <style:text-properties fo:font-variant="normal" fo:text-transform="none" fo:color="#212121" loext:opacity="100%" style:text-line-through-style="none" style:text-line-through-type="none" style:text-position="0% 100%" style:font-name="Arial1" fo:font-size="18pt" fo:letter-spacing="normal" fo:language="zxx" fo:country="none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zxx" fo:country="none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5pt" fo:letter-spacing="normal" fo:language="zxx" fo:country="none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5pt" fo:letter-spacing="normal" fo:language="zxx" fo:country="none" fo:font-style="normal" style:text-underline-style="none" fo:font-weight="normal" style:font-name-asian="DejaVu Sans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5pt" fo:letter-spacing="normal" fo:language="zxx" fo:country="none" fo:font-style="normal" style:text-underline-style="none" fo:font-weight="normal" style:font-name-asian="Microsoft YaHei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3pt" fo:letter-spacing="normal" fo:language="zxx" fo:country="none" fo:font-style="normal" style:text-underline-style="none" fo:font-weight="normal" style:font-name-asian="Microsoft YaHei1" style:font-size-asian="13pt" style:font-style-asian="normal" style:font-weight-asian="normal" style:font-name-complex="DejaVu Sans1" style:font-size-complex="13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3pt" fo:letter-spacing="normal" fo:language="zxx" fo:country="none" fo:font-style="normal" style:text-underline-style="none" fo:font-weight="normal" style:font-name-asian="DejaVu Sans1" style:font-size-asian="13pt" style:font-style-asian="normal" style:font-weight-asian="normal" style:font-name-complex="DejaVu Sans1" style:font-size-complex="13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3pt" fo:letter-spacing="normal" fo:language="zxx" fo:country="none" fo:font-style="normal" style:text-underline-style="none" fo:font-weight="bold" style:font-name-asian="DejaVu Sans1" style:font-size-asian="13pt" style:font-style-asian="normal" style:font-weight-asian="bold" style:font-name-complex="DejaVu Sans1" style:font-size-complex="13pt" style:font-style-complex="normal" style:font-weight-complex="bold"/>
    </style:style>
    <style:style style:name="T9" style:family="text">
      <style:text-properties fo:font-variant="normal" fo:text-transform="none" fo:color="#fafafa" loext:opacity="100%" style:text-line-through-style="none" style:text-line-through-type="none" style:text-position="0% 100%" style:font-name="Arial1" fo:font-size="15pt" fo:letter-spacing="normal" fo:language="zxx" fo:country="none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10" style:family="text">
      <style:text-properties fo:font-variant="normal" fo:text-transform="none" fo:color="#fafafa" loext:opacity="100%" style:text-line-through-style="none" style:text-line-through-type="none" style:text-position="0% 100%" style:font-name="Arial1" fo:font-size="15pt" fo:letter-spacing="normal" fo:language="zxx" fo:country="none" fo:font-style="normal" style:text-underline-style="none" fo:font-weight="normal" style:font-name-asian="DejaVu Sans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11" style:family="text">
      <style:text-properties fo:font-variant="normal" fo:text-transform="none" fo:color="#f5f5f5" loext:opacity="100%" style:text-line-through-style="none" style:text-line-through-type="none" style:text-position="0% 100%" style:font-name="Arial1" fo:font-size="15pt" fo:letter-spacing="normal" fo:language="zxx" fo:country="none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12" style:family="text">
      <style:text-properties fo:font-variant="normal" fo:text-transform="none" fo:color="#f5f5f5" loext:opacity="100%" style:text-line-through-style="none" style:text-line-through-type="none" style:text-position="0% 100%" style:font-name="Arial1" fo:font-size="15pt" fo:letter-spacing="normal" fo:language="zxx" fo:country="none" fo:font-style="normal" style:text-underline-style="none" fo:font-weight="normal" style:font-name-asian="DejaVu Sans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style:font-name="Arial1" fo:font-size="15pt" fo:letter-spacing="normal" fo:language="zxx" fo:country="none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language="zxx" fo:country="none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style:text-line-through-style="none" style:text-line-through-type="none" style:text-position="0% 100%" style:font-name="Arial1" fo:font-size="15pt" fo:letter-spacing="normal" fo:language="zxx" fo:country="none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zxx" fo:country="none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7" style:family="text">
      <style:text-properties fo:font-variant="normal" fo:text-transform="none" fo:color="#212121" loext:opacity="100%" style:text-line-through-style="none" style:text-line-through-type="none" style:text-position="0% 100%" style:font-name="Arial1" fo:font-size="18pt" fo:letter-spacing="normal" fo:language="zxx" fo:country="none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8" style:family="text">
      <style:text-properties fo:font-variant="normal" fo:text-transform="none" style:text-line-through-style="none" style:text-line-through-type="none" style:text-position="0% 100%" style:font-name="Arial1" fo:font-size="8pt" fo:letter-spacing="normal" fo:language="zxx" fo:country="none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9" style:family="text">
      <style:text-properties fo:font-variant="normal" fo:text-transform="none" style:text-line-through-style="none" style:text-line-through-type="none" style:text-position="0% 100%" style:font-name="Arial1" fo:font-size="9pt" fo:letter-spacing="normal" fo:language="zxx" fo:country="none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5.40000009536743pt" fo:letter-spacing="normal" fo:language="zxx" fo:country="none" fo:font-style="normal" style:text-underline-style="none" fo:font-weight="normal" style:font-name-asian="DejaVu Sans1" style:font-size-asian="5.40000009536743pt" style:font-style-asian="normal" style:font-weight-asian="normal" style:font-name-complex="DejaVu Sans1" style:font-size-complex="5.40000009536743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5pt" fo:letter-spacing="normal" fo:language="zxx" fo:country="none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zxx" fo:country="none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212121" loext:opacity="100%" style:text-line-through-style="none" style:text-line-through-type="none" style:text-position="0% 100%" style:font-name="Arial1" fo:font-size="15pt" fo:letter-spacing="normal" fo:language="zxx" fo:country="none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24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8pt" fo:letter-spacing="normal" fo:language="zxx" fo:country="none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25" style:family="text">
      <style:text-properties fo:font-variant="normal" fo:text-transform="none" style:text-line-through-style="none" style:text-line-through-type="none" style:text-position="0% 100%" style:font-name="Arial1" fo:font-size="15pt" fo:letter-spacing="normal" fo:language="zxx" fo:country="none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26" style:family="text">
      <style:text-properties fo:font-variant="normal" fo:text-transform="none" style:text-line-through-style="none" style:text-line-through-type="none" style:text-position="0% 100%" style:font-name="Arial1" fo:font-size="15pt" fo:letter-spacing="normal" fo:language="zxx" fo:country="none" fo:font-style="normal" style:text-underline-style="none" fo:font-weight="normal" style:font-name-asian="DejaVu Sans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27" style:family="text">
      <style:text-properties fo:font-variant="normal" fo:text-transform="none" style:text-line-through-style="none" style:text-line-through-type="none" style:text-position="0% 100%" style:font-name="Arial1" fo:font-size="15pt" fo:letter-spacing="normal" fo:language="en" fo:country="GB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8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language="en" fo:country="GB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212121" loext:opacity="100%" style:text-line-through-style="none" style:text-line-through-type="none" style:text-position="0% 100%" style:font-name="Arial1" fo:font-size="15pt" fo:letter-spacing="normal" fo:language="zxx" fo:country="none" fo:font-style="normal" style:text-underline-style="none" fo:font-weight="normal" style:font-name-asian="DejaVu Sans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5pt" fo:letter-spacing="normal" fo:language="zxx" fo:country="none" fo:font-style="normal" style:text-underline-style="none" fo:font-weight="normal" style:font-name-asian="Microsoft YaHei1" style:font-size-asian="15pt" style:font-style-asian="normal" style:font-weight-asian="normal" style:font-size-complex="15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5pt" fo:letter-spacing="normal" fo:language="zxx" fo:country="none" fo:font-style="normal" style:text-underline-style="none" fo:font-weight="bold" style:font-name-asian="Microsoft YaHei1" style:font-size-asian="15pt" style:font-style-asian="normal" style:font-weight-asian="bold" style:font-size-complex="15pt" style:font-style-complex="normal" style:font-weight-complex="bold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zxx" fo:country="none" fo:font-style="normal" style:text-underline-style="none" fo:font-weight="normal" style:font-name-asian="Microsoft YaHei1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fo:font-variant="normal" fo:text-transform="none" fo:color="#212121" loext:opacity="100%" style:text-line-through-style="none" style:text-line-through-type="none" style:text-position="0% 100%" style:font-name="Arial1" fo:font-size="14pt" fo:letter-spacing="normal" fo:language="zxx" fo:country="none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21212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afaf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5f5f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001cm" text:min-label-width="0.5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201cm" text:min-label-width="0.599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212121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style-name="gr1" draw:text-style-name="P2" draw:layer="layout" svg:width="25.499cm" svg:height="14.399cm" svg:x="2cm" svg:y="0.1cm">
          <text:p text:style-name="P1"><text:span text:style-name="T1">ReactJs - Ap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" draw:text-style-name="P3" draw:layer="layout" svg:width="23.999cm" svg:height="12.899cm" svg:x="3cm" svg:y="1.1cm">
          <text:p text:style-name="P1"><text:span text:style-name="T2">GameProvi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4" draw:layer="layout" svg:width="12.499cm" svg:height="12.099cm" svg:x="14cm" svg:y="1.5cm">
          <text:p text:style-name="P1"><text:span text:style-name="T2">Board.j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6" draw:layer="layout" svg:width="8.999cm" svg:height="8.999cm" svg:x="3.5cm" svg:y="2.6cm">
          <text:p text:style-name="P1"><text:span text:style-name="T3">game model</text:span></text:p>
          <text:p text:style-name="P1"><text:span text:style-name="T4"/></text:p>
          <text:p text:style-name="P1"><text:span text:style-name="T4"><text:s/></text:span><text:span text:style-name="T4">- player info</text:span></text:p>
          <text:p text:style-name="P1"><text:span text:style-name="T5"><text:s/></text:span><text:span text:style-name="T5">- balls global position</text:span><text:span text:style-name="T4">*</text:span></text:p>
          <text:p text:style-name="P1"><text:span text:style-name="T4"><text:s/></text:span><text:span text:style-name="T4">- dealer position</text:span></text:p>
          <text:p text:style-name="P1"><text:span text:style-name="T4"><text:s/></text:span><text:span text:style-name="T4">- cards:</text:span></text:p>
          <text:p text:style-name="P1"><text:span text:style-name="T4"><text:tab/></text:span><text:span text:style-name="T4">- hand cards</text:span></text:p>
          <text:p text:style-name="P1"><text:span text:style-name="T4"><text:tab/></text:span><text:span text:style-name="T4">- trash cards</text:span></text:p>
          <text:p text:style-name="P1"><text:span text:style-name="T4"><text:tab/></text:span><text:span text:style-name="T4">- number of cards left in stack</text:span></text:p>
          <text:p text:style-name="P1"><text:span text:style-name="T4"/></text:p>
          <text:p text:style-name="P1"><text:span text:style-name="T4"/></text:p>
          <text:p text:style-name="P5"><text:span text:style-name="T6">* </text:span><text:span text:style-name="T7">global position – telling in which </text:span></text:p>
          <text:p text:style-name="P5"><text:span text:style-name="T7">slot (0..63,71..78, ...,101...108) the </text:span></text:p>
          <text:p text:style-name="P5"><text:span text:style-name="T7">ball is currently in (see </text:span><text:span text:style-name="T8">slot labelling</text:span><text:span text:style-name="T7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7" draw:layer="layout" svg:width="9.499cm" svg:height="1.999cm" svg:x="15.5cm" svg:y="11.1cm">
          <text:p text:style-name="P1"><text:span text:style-name="T9">supComponents </text:span></text:p>
          <text:p text:style-name="P1"><text:span text:style-name="T10">(cards, balls, dealerButton ...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9" draw:layer="layout" svg:width="11.499cm" svg:height="3.999cm" svg:x="14.5cm" svg:y="5.1cm">
          <text:p text:style-name="P1"><text:span text:style-name="T11">process to generate </text:span></text:p>
          <text:p text:style-name="P1"><text:span text:style-name="T11">visualization objects</text:span></text:p>
          <text:list text:style-name="L5">
            <text:list-item>
              <text:p text:style-name="P8"><text:span text:style-name="T12">calculate object's </text:span><text:span text:style-name="T11">absolute</text:span><text:span text:style-name="T12">* </text:span><text:span text:style-name="T11">x/y position </text:span></text:p>
            </text:list-item>
            <text:list-item>
              <text:p text:style-name="P8"><text:span text:style-name="T12">apply coordinate transformation</text:span></text:p>
            </text:list-item>
            <text:list-item>
              <text:p text:style-name="P8"><text:span text:style-name="T12">according to players position to get </text:span></text:p>
            </text:list-item>
            <text:list-item>
              <text:p text:style-name="P8"><text:span text:style-name="T11">relative x/y coordinat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7" draw:text-style-name="P10" draw:layer="layout" svg:x1="0cm" svg:y1="0cm" svg:x2="0.001cm" svg:y2="0.001cm">
          <text:p/>
        </draw:line>
        <draw:line draw:style-name="gr8" draw:text-style-name="P10" draw:layer="layout" svg:x1="0cm" svg:y1="0cm" svg:x2="0.001cm" svg:y2="0.001cm">
          <text:p text:style-name="P5"><text:span text:style-name="T13">view objects incl.</text:span><text:span text:style-name="T14"><text:line-break/></text:span><text:span text:style-name="T13">x/y coordinates</text:span></text:p>
        </draw:line>
        <draw:custom-shape draw:style-name="gr9" draw:text-style-name="P10" draw:layer="layout" svg:width="0.001cm" svg:height="2cm" svg:x="20.25cm" svg:y="9.1cm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10" draw:text-style-name="P11" draw:layer="layout" svg:width="5.954cm" svg:height="1.426cm" svg:x="20.218cm" svg:y="9.175cm">
          <text:p text:style-name="P5"><text:span text:style-name="T15">view objects</text:span><text:span text:style-name="T13"> incl. </text:span><text:span text:style-name="T14"><text:line-break/></text:span><text:span text:style-name="T13">relative x/y coordina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13" draw:layer="layout" svg:width="5.623cm" svg:height="1.426cm" svg:x="14cm" svg:y="3cm">
          <text:p text:style-name="P12"><text:span text:style-name="T13">model data </text:span><text:span text:style-name="T14"><text:line-break/></text:span><text:span text:style-name="T13">(with global position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1">
        <draw:custom-shape draw:style-name="gr1" draw:text-style-name="P2" draw:layer="layout" svg:width="25.499cm" svg:height="14.399cm" svg:x="13cm" svg:y="0cm">
          <text:p text:style-name="P1"><text:span text:style-name="T1">ReactJs - Ap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" draw:text-style-name="P3" draw:layer="layout" svg:width="23.999cm" svg:height="12.899cm" svg:x="14cm" svg:y="1cm">
          <text:p text:style-name="P15"><text:span text:style-name="T2">GameProvi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16" draw:layer="layout" svg:width="5.399cm" svg:height="10.999cm" svg:x="14.6cm" svg:y="2cm">
          <text:p text:style-name="P1"><text:span text:style-name="T2">SocketProvi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6" draw:layer="layout" svg:width="8.999cm" svg:height="8.999cm" svg:x="27.5cm" svg:y="1.9cm">
          <text:p text:style-name="P1"><text:span text:style-name="T3">game model</text:span></text:p>
          <text:p text:style-name="P1"><text:span text:style-name="T4"/></text:p>
          <text:p text:style-name="P1"><text:span text:style-name="T4"><text:s/></text:span><text:span text:style-name="T4">- player info</text:span></text:p>
          <text:p text:style-name="P1"><text:span text:style-name="T5"><text:s/></text:span><text:span text:style-name="T5">- balls global position</text:span><text:span text:style-name="T4">*</text:span></text:p>
          <text:p text:style-name="P1"><text:span text:style-name="T4"><text:s/></text:span><text:span text:style-name="T4">- dealer position</text:span></text:p>
          <text:p text:style-name="P1"><text:span text:style-name="T4"><text:s/></text:span><text:span text:style-name="T4">- cards:</text:span></text:p>
          <text:p text:style-name="P1"><text:span text:style-name="T4"><text:tab/></text:span><text:span text:style-name="T4">- hand cards</text:span></text:p>
          <text:p text:style-name="P1"><text:span text:style-name="T4"><text:tab/></text:span><text:span text:style-name="T4">- trash cards</text:span></text:p>
          <text:p text:style-name="P1"><text:span text:style-name="T4"><text:tab/></text:span><text:span text:style-name="T4">- number of cards left in stack</text:span></text:p>
          <text:p text:style-name="P1"><text:span text:style-name="T4"/></text:p>
          <text:p text:style-name="P1"><text:span text:style-name="T4"/></text:p>
          <text:p text:style-name="P5"><text:span text:style-name="T6">* </text:span><text:span text:style-name="T7">global position – telling in which </text:span></text:p>
          <text:p text:style-name="P5"><text:span text:style-name="T7">slot (0..63,71..78, ...,101...108) the </text:span></text:p>
          <text:p text:style-name="P5"><text:span text:style-name="T7">ball is currently in (see </text:span><text:span text:style-name="T8">slot labelling</text:span><text:span text:style-name="T7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7" draw:layer="layout" svg:width="9.499cm" svg:height="1.999cm" svg:x="26.5cm" svg:y="11cm">
          <text:p text:style-name="P1"><text:span text:style-name="T9">supComponents </text:span></text:p>
          <text:p text:style-name="P1"><text:span text:style-name="T10">(cards, balls, dealerButton ...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7" draw:text-style-name="P10" draw:layer="layout" svg:x1="0cm" svg:y1="0cm" svg:x2="0.001cm" svg:y2="0.001cm">
          <text:p/>
        </draw:line>
        <draw:line draw:style-name="gr8" draw:text-style-name="P10" draw:layer="layout" svg:x1="0cm" svg:y1="0cm" svg:x2="0.001cm" svg:y2="0.001cm">
          <text:p text:style-name="P5"><text:span text:style-name="T13">view objects incl.</text:span><text:span text:style-name="T14"><text:line-break/></text:span><text:span text:style-name="T13">x/y coordinates</text:span></text:p>
        </draw:line>
        <draw:custom-shape draw:style-name="gr9" draw:text-style-name="P10" draw:layer="layout" svg:width="0.001cm" svg:height="2cm" svg:x="31.25cm" svg:y="9cm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10" draw:text-style-name="P11" draw:layer="layout" svg:width="5.954cm" svg:height="1.426cm" svg:x="31.218cm" svg:y="9.075cm">
          <text:p text:style-name="P5"><text:span text:style-name="T15">view objects</text:span><text:span text:style-name="T13"> incl. </text:span><text:span text:style-name="T14"><text:line-break/></text:span><text:span text:style-name="T13">relative x/y coordina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13" draw:layer="layout" svg:width="5.623cm" svg:height="1.426cm" svg:x="34.876cm" svg:y="4.973cm">
          <text:p text:style-name="P12"><text:span text:style-name="T13">model data </text:span><text:span text:style-name="T14"><text:line-break/></text:span><text:span text:style-name="T13">(with global position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" draw:text-style-name="P17" draw:layer="layout" svg:width="8.999cm" svg:height="13.999cm" svg:x="0.5cm" svg:y="0.5cm">
          <text:p text:style-name="P1"><text:span text:style-name="T1">Server – node.j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" draw:text-style-name="P18" draw:layer="layout" svg:width="6.999cm" svg:height="7.999cm" svg:x="1.5cm" svg:y="3.5cm">
          <text:p text:style-name="P1"><text:span text:style-name="T1">controller </text:span><text:span text:style-name="T16"><text:line-break/></text:span><text:span text:style-name="T17">(player and gam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10" draw:layer="layout" svg:width="6.1cm" svg:height="0.001cm" svg:x="8.5cm" svg:y="7.5cm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10" draw:text-style-name="P11" draw:layer="layout" svg:width="3.248cm" svg:height="1.744cm" svg:x="9.711cm" svg:y="6.607cm">
          <text:p text:style-name="P5"><text:span text:style-name="T13">webSocket </text:span></text:p>
          <text:p text:style-name="P5"><text:span text:style-name="T18"><text:s text:c="2"/></text:span></text:p>
          <text:p text:style-name="P5"><text:span text:style-name="T13">conn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11" draw:layer="layout" svg:width="3.371cm" svg:height="1.782cm" svg:x="20.128cm" svg:y="6.717cm">
          <text:p text:style-name="P5"><text:span text:style-name="T13">React </text:span><text:span text:style-name="T14"><text:line-break/></text:span><text:span text:style-name="T19"> <text:s/></text:span></text:p>
          <text:p text:style-name="P5"><text:span text:style-name="T13">useReduc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16" draw:layer="layout" svg:width="4.44cm" svg:height="8.222cm" svg:x="15cm" svg:y="3.5cm">
          <text:p text:style-name="P1"><text:span text:style-name="T2">webSock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1">
        <draw:polygon draw:style-name="gr15" draw:text-style-name="P19" draw:layer="layout" svg:width="42.999cm" svg:height="27.499cm" svg:x="-3.5cm" svg:y="-6.5cm" svg:viewBox="0 0 43000 27500" draw:points="43000,27500 43000,0 0,0 0,27500">
          <text:p/>
        </draw:polygon>
        <draw:custom-shape draw:style-name="gr1" draw:text-style-name="P2" draw:layer="layout" svg:width="24.999cm" svg:height="26.499cm" svg:x="13.5cm" svg:y="-6cm">
          <text:p text:style-name="P1"><text:span text:style-name="T1">ReactJs - Ap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" draw:text-style-name="P3" draw:layer="layout" svg:width="23.999cm" svg:height="24.754cm" svg:x="14cm" svg:y="-4.755cm">
          <text:p text:style-name="P5"><text:span text:style-name="T2">GameProvi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6" draw:text-style-name="P20" draw:layer="layout" svg:width="22.899cm" svg:height="12.599cm" svg:x="14.498cm" svg:y="6.9cm">
          <text:p text:style-name="P1"><text:span text:style-name="T2">SocketProvi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" draw:text-style-name="P21" xml:id="id6" draw:id="id6" draw:layer="layout" svg:width="12.699cm" svg:height="7.9cm" svg:x="14.8cm" svg:y="-3.4cm">
          <text:p text:style-name="P1"><text:span text:style-name="T3">game model</text:span></text:p>
          <text:p text:style-name="P1"><text:span text:style-name="T20"/></text:p>
          <text:p text:style-name="P1"><text:span text:style-name="T4"><text:s/></text:span><text:span text:style-name="T4">- player info</text:span></text:p>
          <text:p text:style-name="P1"><text:span text:style-name="T5"><text:s/></text:span><text:span text:style-name="T5">- balls global position</text:span><text:span text:style-name="T4">*</text:span></text:p>
          <text:p text:style-name="P1"><text:span text:style-name="T4"><text:s/></text:span><text:span text:style-name="T4">- dealer position</text:span></text:p>
          <text:p text:style-name="P1"><text:span text:style-name="T4"><text:s/></text:span><text:span text:style-name="T4">- cards:</text:span></text:p>
          <text:p text:style-name="P1"><text:span text:style-name="T4"><text:tab/></text:span><text:span text:style-name="T4">- hand cards</text:span></text:p>
          <text:p text:style-name="P1"><text:span text:style-name="T4"><text:tab/></text:span><text:span text:style-name="T4">- trash cards</text:span></text:p>
          <text:p text:style-name="P1"><text:span text:style-name="T4"><text:tab/></text:span><text:span text:style-name="T4">- number of cards left in stack</text:span></text:p>
          <text:p text:style-name="P1"><text:span text:style-name="T4"/></text:p>
          <text:p text:style-name="P5"><text:span text:style-name="T6">* </text:span><text:span text:style-name="T7">global position – telling in which </text:span></text:p>
          <text:p text:style-name="P5"><text:span text:style-name="T7">slot (0..63,71..78, ...,101...108) the </text:span></text:p>
          <text:p text:style-name="P5"><text:span text:style-name="T7">ball is currently in (see </text:span><text:span text:style-name="T8">slot labelling</text:span><text:span text:style-name="T7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7" draw:text-style-name="P10" draw:layer="layout" svg:x1="0cm" svg:y1="0cm" svg:x2="0.001cm" svg:y2="0.001cm">
          <text:p/>
        </draw:line>
        <draw:custom-shape draw:style-name="gr10" draw:text-style-name="P13" draw:layer="layout" svg:width="5.623cm" svg:height="2.014cm" svg:x="29.25cm" svg:y="1.485cm">
          <text:p text:style-name="P12"><text:span text:style-name="T21">send model data</text:span></text:p>
          <text:p text:style-name="P12"><text:span text:style-name="T21">to viewComponents </text:span><text:span text:style-name="T22"><text:line-break/></text:span><text:span text:style-name="T21">(with global position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" draw:text-style-name="P22" draw:layer="layout" svg:width="11.999cm" svg:height="20.468cm" svg:x="-2.5cm" svg:y="-5.969cm">
          <text:p text:style-name="P1"><text:span text:style-name="T1">Server – node.j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9" draw:text-style-name="P23" xml:id="id3" draw:id="id3" draw:layer="layout" svg:width="7.999cm" svg:height="2.499cm" svg:x="-1.25cm" svg:y="2cm">
          <text:p text:style-name="P1"><text:span text:style-name="T1">controllers</text:span></text:p>
          <text:list text:style-name="L7">
            <text:list-item>
              <text:p text:style-name="P8"><text:span text:style-name="T23">playerController</text:span></text:p>
            </text:list-item>
            <text:list-item>
              <text:p text:style-name="P8"><text:span text:style-name="T23">gameControlle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11" draw:layer="layout" svg:width="4.078cm" svg:height="2.602cm" svg:x="9.421cm" svg:y="9.5cm">
          <text:p text:style-name="P5"><text:span text:style-name="T13">inform client</text:span></text:p>
          <text:p text:style-name="P5"><text:span text:style-name="T13">about updates </text:span></text:p>
          <text:p text:style-name="P5"><text:span text:style-name="T13">via webSocket </text:span></text:p>
          <text:p text:style-name="P5"><text:span text:style-name="T13">conn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11" draw:layer="layout" svg:width="7.164cm" svg:height="1.426cm" svg:x="21.248cm" svg:y="5.186cm">
          <text:p text:style-name="P5"><text:span text:style-name="T21">update game Model</text:span></text:p>
          <text:p text:style-name="P5"><text:span text:style-name="T21">via dispatcher (useReduce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" draw:text-style-name="P24" xml:id="id4" draw:id="id4" draw:layer="layout" svg:width="4.44cm" svg:height="8.222cm" svg:x="15.5cm" svg:y="8.4cm">
          <text:p text:style-name="P1"><text:span text:style-name="T2">webSock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" draw:text-style-name="P26" xml:id="id7" draw:id="id7" draw:layer="layout" svg:width="12.499cm" svg:height="9.999cm" svg:x="23cm" svg:y="8.9cm">
          <text:p text:style-name="P25"><text:span text:style-name="T24">Board.j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" draw:text-style-name="P27" xml:id="id1" draw:id="id1" draw:layer="layout" svg:width="9.499cm" svg:height="1.999cm" svg:x="24.5cm" svg:y="16.5cm">
          <text:p text:style-name="P1"><text:span text:style-name="T9">supComponents </text:span></text:p>
          <text:p text:style-name="P1"><text:span text:style-name="T10">(cards, balls, dealerButton ...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3" draw:text-style-name="P30" draw:layer="layout" svg:width="11.499cm" svg:height="3.499cm" svg:x="23.5cm" svg:y="10cm">
          <text:p text:style-name="P28"><text:span text:style-name="T25">process to generate visualization objects</text:span></text:p>
          <text:list text:style-name="L8">
            <text:list-item>
              <text:p text:style-name="P29"><text:span text:style-name="T26">calculate object's </text:span><text:span text:style-name="T25">absolute</text:span><text:span text:style-name="T26">* </text:span><text:span text:style-name="T25">x/y position</text:span></text:p>
            </text:list-item>
            <text:list-item>
              <text:p text:style-name="P29"><text:span text:style-name="T26">apply coordinate transformation</text:span></text:p>
            </text:list-item>
            <text:list-item>
              <text:p text:style-name="P29"><text:span text:style-name="T26">according to players position to get </text:span></text:p>
            </text:list-item>
            <text:list-item>
              <text:p text:style-name="P29"><text:span text:style-name="T25">relative x/y coordinat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4" draw:text-style-name="P10" draw:layer="layout" svg:width="0.001cm" svg:height="3cm" svg:x="29.25cm" svg:y="13.5cm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10" draw:text-style-name="P11" draw:layer="layout" svg:width="5.204cm" svg:height="2.014cm" svg:x="29.317cm" svg:y="13.772cm">
          <text:p text:style-name="P5"><text:span text:style-name="T27">view objects incl. </text:span><text:span text:style-name="T28"><text:line-break/></text:span><text:span text:style-name="T27">relative x/y coordina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7" draw:text-style-name="P10" draw:layer="layout" svg:x1="0cm" svg:y1="0cm" svg:x2="0.001cm" svg:y2="0.001cm">
          <text:p/>
        </draw:line>
        <draw:custom-shape draw:style-name="gr25" draw:text-style-name="P31" xml:id="id5" draw:id="id5" draw:layer="layout" svg:width="9.294cm" svg:height="5.999cm" svg:x="-1.895cm" svg:y="8cm">
          <text:p text:style-name="P1"><text:span text:style-name="T1">webSocket-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7" draw:text-style-name="P10" draw:layer="layout" svg:x1="0cm" svg:y1="0cm" svg:x2="0.001cm" svg:y2="0.001cm">
          <text:p/>
        </draw:line>
        <draw:custom-shape draw:style-name="gr10" draw:text-style-name="P11" draw:layer="layout" svg:width="8.731cm" svg:height="2.014cm" svg:x="3.979cm" svg:y="15.093cm">
          <text:p text:style-name="P5"><text:span text:style-name="T13">send updates back to server </text:span><text:span text:style-name="T14"><text:line-break/></text:span><text:span text:style-name="T13">via webSocket connection</text:span><text:span text:style-name="T14"><text:line-break/></text:span><text:span text:style-name="T13">(e.g ball movement or card playe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" draw:text-style-name="P18" draw:layer="layout" svg:width="5.999cm" svg:height="3.499cm" svg:x="-0.7cm" svg:y="9.1cm">
          <text:p text:style-name="P1"><text:span text:style-name="T23">webSocket </text:span><text:span text:style-name="T16"><text:line-break/></text:span><text:span text:style-name="T29">for client XYZ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" draw:text-style-name="P18" draw:layer="layout" svg:width="5.999cm" svg:height="3.499cm" svg:x="-0.1cm" svg:y="9.5cm">
          <text:p text:style-name="P1"><text:span text:style-name="T23">webSocket </text:span><text:span text:style-name="T16"><text:line-break/></text:span><text:span text:style-name="T29">for client XYZ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" draw:text-style-name="P18" xml:id="id2" draw:id="id2" draw:layer="layout" svg:width="5.999cm" svg:height="3.499cm" svg:x="0.4cm" svg:y="10cm">
          <text:p text:style-name="P1"><text:span text:style-name="T23">webSocket </text:span><text:span text:style-name="T16"><text:line-break/></text:span><text:span text:style-name="T29">for client 123ABC56YZ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7" draw:text-style-name="P10" draw:layer="layout" svg:x1="0cm" svg:y1="0cm" svg:x2="0.001cm" svg:y2="0.001cm">
          <text:p/>
        </draw:line>
        <draw:custom-shape draw:style-name="gr10" draw:text-style-name="P11" draw:layer="layout" svg:width="5.505cm" svg:height="2.602cm" svg:x="2.825cm" svg:y="5.039cm">
          <text:p text:style-name="P5"><text:span text:style-name="T30">give the controllers</text:span></text:p>
          <text:p text:style-name="P5"><text:span text:style-name="T30">access to the </text:span></text:p>
          <text:p text:style-name="P5"><text:span text:style-name="T31">webSocket-io</text:span><text:span text:style-name="T32"><text:line-break/></text:span><text:span text:style-name="T30">(all rooms, all clien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9" draw:text-style-name="P23" draw:layer="layout" svg:width="10.499cm" svg:height="4.999cm" svg:x="-1.5cm" svg:y="-4.5cm">
          <text:p text:style-name="P1"><text:span text:style-name="T1">model</text:span></text:p>
          <text:list text:style-name="L7">
            <text:list-item>
              <text:p text:style-name="P8"><text:span text:style-name="T33">Which games are active ?</text:span></text:p>
            </text:list-item>
            <text:list-item>
              <text:p text:style-name="P8"><text:span text:style-name="T33">Who is playing on which game?</text:span></text:p>
            </text:list-item>
            <text:list-item>
              <text:p text:style-name="P8"><text:span text:style-name="T33">Where are the balls located (on which slot)? </text:span></text:p>
            </text:list-item>
            <text:list-item>
              <text:p text:style-name="P8"><text:span text:style-name="T33">Which player has which cards?</text:span></text:p>
            </text:list-item>
            <text:list-item>
              <text:p text:style-name="P8"><text:span text:style-name="T33">Who is the dealer ?</text:span></text:p>
            </text:list-item>
            <text:list-item>
              <text:p text:style-name="P8"><text:span text:style-name="T33">Create a shuffled deck of cards</text:span><text:span text:style-name="T1"> </text:span></text:p>
            </text:list-item>
          </text:list>
          <text:p text:style-name="P8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line draw:style-name="gr7" draw:text-style-name="P10" draw:layer="layout" svg:x1="2.488cm" svg:y1="2.035cm" svg:x2="2.488cm" svg:y2="0.5cm">
            <text:p/>
          </draw:line>
          <draw:line draw:style-name="gr7" draw:text-style-name="P10" draw:layer="layout" svg:x1="2.988cm" svg:y1="0.499cm" svg:x2="2.988cm" svg:y2="2.035cm">
            <text:p/>
          </draw:line>
        </draw:g>
        <draw:custom-shape draw:style-name="gr10" draw:text-style-name="P11" draw:layer="layout" svg:width="1.568cm" svg:height="0.838cm" svg:x="2.988cm" svg:y="0.661cm">
          <text:p text:style-name="P5"><text:span text:style-name="T21">re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11" draw:layer="layout" svg:width="1.623cm" svg:height="0.838cm" svg:x="0.897cm" svg:y="0.876cm">
          <text:p text:style-name="P5"><text:span text:style-name="T21">wri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6" draw:text-style-name="P32" draw:layer="layout" svg:x1="24.5cm" svg:y1="17.499cm" svg:x2="3.399cm" svg:y2="13.499cm" draw:start-shape="id1" draw:start-glue-point="3" draw:end-shape="id2" draw:end-glue-point="2" svg:d="M24500 17499h-21101v-4000" svg:viewBox="0 0 21102 4001">
          <text:p/>
        </draw:connector>
        <draw:connector draw:style-name="gr27" draw:text-style-name="P32" draw:layer="layout" draw:line-skew="-2.124cm" svg:x1="6.749cm" svg:y1="3.249cm" svg:x2="15.5cm" svg:y2="12.511cm" draw:start-shape="id3" draw:end-shape="id4" draw:end-glue-point="3" svg:d="M6749 3249h2251v9262h6500" svg:viewBox="0 0 8752 9263">
          <text:p/>
        </draw:connector>
        <draw:connector draw:style-name="gr28" draw:text-style-name="P32" draw:layer="layout" draw:type="line" svg:x1="2.752cm" svg:y1="8cm" svg:x2="2.749cm" svg:y2="4.499cm" draw:start-shape="id5" draw:start-glue-point="0" draw:end-shape="id3" draw:end-glue-point="2" svg:d="M2752 8000l-3-3501" svg:viewBox="0 0 4 3502">
          <text:p/>
        </draw:connector>
        <draw:connector draw:style-name="gr27" draw:text-style-name="P32" draw:layer="layout" svg:x1="19.94cm" svg:y1="12.511cm" svg:x2="21.149cm" svg:y2="4.5cm" draw:start-shape="id4" draw:start-glue-point="1" draw:end-shape="id6" draw:end-glue-point="2" svg:d="M19940 12511h1209v-8011" svg:viewBox="0 0 1210 8012">
          <text:p/>
        </draw:connector>
        <draw:connector draw:style-name="gr27" draw:text-style-name="P32" draw:layer="layout" svg:x1="27.499cm" svg:y1="0.55cm" svg:x2="29.249cm" svg:y2="8.9cm" draw:start-shape="id6" draw:start-glue-point="1" draw:end-shape="id7" draw:end-glue-point="0" svg:d="M27499 550h1750v8350" svg:viewBox="0 0 1751 8351">
          <text:p/>
        </draw:connector>
        <presentation:notes draw:style-name="dp2">
          <draw:page-thumbnail draw:style-name="gr11" draw:layer="layout" svg:width="19.798cm" svg:height="11.136cm" svg:x="0.6cm" svg:y="2.257cm" draw:page-number="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1">
        <draw:polygon draw:style-name="gr15" draw:text-style-name="P19" draw:layer="layout" svg:width="42.999cm" svg:height="27.499cm" svg:x="-3.5cm" svg:y="-6.5cm" svg:viewBox="0 0 43000 27500" draw:points="43000,27500 43000,0 0,0 0,27500">
          <text:p/>
        </draw:polygon>
        <draw:custom-shape draw:style-name="gr29" draw:text-style-name="P33" draw:layer="layout" svg:width="24.999cm" svg:height="26.499cm" svg:x="13.5cm" svg:y="-6cm">
          <text:p text:style-name="P1"><text:span text:style-name="T1">ReactJs - Ap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0" draw:text-style-name="P34" draw:layer="layout" svg:width="23.999cm" svg:height="24.754cm" svg:x="14cm" svg:y="-4.755cm">
          <text:p text:style-name="P5"><text:span text:style-name="T2">GameProvi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1" draw:text-style-name="P20" draw:layer="layout" svg:width="22.899cm" svg:height="12.599cm" svg:x="14.498cm" svg:y="6.9cm">
          <text:p text:style-name="P1"><text:span text:style-name="T2">SocketProvi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2" draw:text-style-name="P21" xml:id="id11" draw:id="id11" draw:layer="layout" svg:width="12.699cm" svg:height="7.9cm" svg:x="14.8cm" svg:y="-3.4cm">
          <text:p text:style-name="P1"><text:span text:style-name="T3">game model</text:span></text:p>
          <text:p text:style-name="P1"><text:span text:style-name="T20"/></text:p>
          <text:p text:style-name="P1"><text:span text:style-name="T4"><text:s/></text:span><text:span text:style-name="T4">- player info</text:span></text:p>
          <text:p text:style-name="P1"><text:span text:style-name="T5"><text:s/></text:span><text:span text:style-name="T5">- balls global position</text:span><text:span text:style-name="T4">*</text:span></text:p>
          <text:p text:style-name="P1"><text:span text:style-name="T4"><text:s/></text:span><text:span text:style-name="T4">- dealer position</text:span></text:p>
          <text:p text:style-name="P1"><text:span text:style-name="T4"><text:s/></text:span><text:span text:style-name="T4">- cards:</text:span></text:p>
          <text:p text:style-name="P1"><text:span text:style-name="T4"><text:tab/></text:span><text:span text:style-name="T4">- hand cards</text:span></text:p>
          <text:p text:style-name="P1"><text:span text:style-name="T4"><text:tab/></text:span><text:span text:style-name="T4">- trash cards</text:span></text:p>
          <text:p text:style-name="P1"><text:span text:style-name="T4"><text:tab/></text:span><text:span text:style-name="T4">- number of cards left in stack</text:span></text:p>
          <text:p text:style-name="P1"><text:span text:style-name="T4"/></text:p>
          <text:p text:style-name="P5"><text:span text:style-name="T6">* </text:span><text:span text:style-name="T7">global position – telling in which </text:span></text:p>
          <text:p text:style-name="P5"><text:span text:style-name="T7">slot (0..63,71..78, ...,101...108) the </text:span></text:p>
          <text:p text:style-name="P5"><text:span text:style-name="T7">ball is currently in (see </text:span><text:span text:style-name="T8">slot labelling</text:span><text:span text:style-name="T7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7" draw:text-style-name="P10" draw:layer="layout" svg:x1="0cm" svg:y1="0cm" svg:x2="0.001cm" svg:y2="0.001cm">
          <text:p/>
        </draw:line>
        <draw:custom-shape draw:style-name="gr33" draw:text-style-name="P35" draw:layer="layout" svg:width="5.623cm" svg:height="2.014cm" svg:x="29.25cm" svg:y="1.485cm">
          <text:p text:style-name="P12"><text:span text:style-name="T21">send model data</text:span></text:p>
          <text:p text:style-name="P12"><text:span text:style-name="T21">to viewComponents </text:span><text:span text:style-name="T22"><text:line-break/></text:span><text:span text:style-name="T21">(with global position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4" draw:text-style-name="P22" draw:layer="layout" svg:width="18.5cm" svg:height="23.468cm" svg:x="-6.5cm" svg:y="-5.968cm">
          <text:p text:style-name="P1"><text:span text:style-name="T1">Server – node.j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5" draw:text-style-name="P36" xml:id="id9" draw:id="id9" draw:layer="layout" svg:width="7.999cm" svg:height="2.499cm" svg:x="-1.25cm" svg:y="2cm">
          <text:p text:style-name="P1"><text:span text:style-name="T1">controllers</text:span></text:p>
          <text:list text:style-name="L7">
            <text:list-item>
              <text:p text:style-name="P8"><text:span text:style-name="T23">playerController</text:span></text:p>
            </text:list-item>
            <text:list-item>
              <text:p text:style-name="P8"><text:span text:style-name="T23">gameControlle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6" draw:text-style-name="P37" draw:layer="layout" svg:width="7.164cm" svg:height="1.426cm" svg:x="21.248cm" svg:y="5.186cm">
          <text:p text:style-name="P5"><text:span text:style-name="T21">update game Model</text:span></text:p>
          <text:p text:style-name="P5"><text:span text:style-name="T21">via dispatcher (useReduce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7" draw:text-style-name="P38" xml:id="id10" draw:id="id10" draw:layer="layout" svg:width="4.44cm" svg:height="8.222cm" svg:x="15.5cm" svg:y="8.4cm">
          <text:p text:style-name="P1"><text:span text:style-name="T2">webSock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8" draw:text-style-name="P26" xml:id="id12" draw:id="id12" draw:layer="layout" svg:width="12.499cm" svg:height="9.999cm" svg:x="23cm" svg:y="8.9cm">
          <text:p text:style-name="P25"><text:span text:style-name="T24">Board.j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9" draw:text-style-name="P27" draw:layer="layout" svg:width="9.499cm" svg:height="1.999cm" svg:x="24.5cm" svg:y="16.5cm">
          <text:p text:style-name="P1"><text:span text:style-name="T9">supComponents </text:span></text:p>
          <text:p text:style-name="P1"><text:span text:style-name="T10">(cards, balls, dealerButton ...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0" draw:text-style-name="P30" draw:layer="layout" svg:width="11.499cm" svg:height="3.499cm" svg:x="23.5cm" svg:y="10cm">
          <text:p text:style-name="P28"><text:span text:style-name="T25">process to generate visualization objects</text:span></text:p>
          <text:list text:style-name="L8">
            <text:list-item>
              <text:p text:style-name="P29"><text:span text:style-name="T26">calculate object's </text:span><text:span text:style-name="T25">absolute</text:span><text:span text:style-name="T26">* </text:span><text:span text:style-name="T25">x/y position</text:span></text:p>
            </text:list-item>
            <text:list-item>
              <text:p text:style-name="P29"><text:span text:style-name="T26">apply coordinate transformation</text:span></text:p>
            </text:list-item>
            <text:list-item>
              <text:p text:style-name="P29"><text:span text:style-name="T26">according to players position to get </text:span></text:p>
            </text:list-item>
            <text:list-item>
              <text:p text:style-name="P29"><text:span text:style-name="T25">relative x/y coordinat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1" draw:text-style-name="P10" draw:layer="layout" svg:width="0.001cm" svg:height="3cm" svg:x="29.25cm" svg:y="13.5cm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42" draw:text-style-name="P37" draw:layer="layout" svg:width="5.204cm" svg:height="2.014cm" svg:x="29.317cm" svg:y="13.772cm">
          <text:p text:style-name="P5"><text:span text:style-name="T27">view objects incl. </text:span><text:span text:style-name="T28"><text:line-break/></text:span><text:span text:style-name="T27">relative x/y coordina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7" draw:text-style-name="P10" draw:layer="layout" svg:x1="0cm" svg:y1="0cm" svg:x2="0.001cm" svg:y2="0.001cm">
          <text:p/>
        </draw:line>
        <draw:custom-shape draw:style-name="gr43" draw:text-style-name="P39" xml:id="id8" draw:id="id8" draw:layer="layout" svg:width="16cm" svg:height="8cm" draw:transform="skewX (-0.00645771823237902) translate (-5.2cm 8.5cm)">
          <text:p text:style-name="P1"><text:span text:style-name="T1">communication modu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7" draw:text-style-name="P10" draw:layer="layout" svg:x1="0cm" svg:y1="0cm" svg:x2="0.001cm" svg:y2="0.001cm">
          <text:p/>
        </draw:line>
        <draw:custom-shape draw:style-name="gr44" draw:text-style-name="P40" draw:layer="layout" svg:width="5.999cm" svg:height="3.499cm" svg:x="1.901cm" svg:y="10.853cm">
          <text:p text:style-name="P1"><text:span text:style-name="T23">webSocket </text:span><text:span text:style-name="T16"><text:line-break/></text:span><text:span text:style-name="T29">for client XYZ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5" draw:text-style-name="P40" draw:layer="layout" svg:width="5.999cm" svg:height="3.499cm" svg:x="2.501cm" svg:y="11.253cm">
          <text:p text:style-name="P1"><text:span text:style-name="T23">webSocket </text:span><text:span text:style-name="T16"><text:line-break/></text:span><text:span text:style-name="T29">for client XYZ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6" draw:text-style-name="P40" draw:layer="layout" svg:width="5.999cm" svg:height="3.499cm" svg:x="3.001cm" svg:y="11.753cm">
          <text:p text:style-name="P1"><text:span text:style-name="T23">webSocket </text:span><text:span text:style-name="T16"><text:line-break/></text:span><text:span text:style-name="T29">for client 123ABC56YZ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7" draw:text-style-name="P10" draw:layer="layout" svg:x1="0cm" svg:y1="0cm" svg:x2="0.001cm" svg:y2="0.001cm">
          <text:p/>
        </draw:line>
        <draw:custom-shape draw:style-name="gr47" draw:text-style-name="P37" draw:layer="layout" svg:width="5.505cm" svg:height="2.602cm" svg:x="2.825cm" svg:y="5.039cm">
          <text:p text:style-name="P5"><text:span text:style-name="T30">forward incoming</text:span></text:p>
          <text:p text:style-name="P5"><text:span text:style-name="T30">requests to the </text:span></text:p>
          <text:p text:style-name="P1"><text:span text:style-name="T31">controll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8" draw:text-style-name="P36" draw:layer="layout" svg:width="10.499cm" svg:height="4.999cm" svg:x="-1.5cm" svg:y="-4.5cm">
          <text:p text:style-name="P1"><text:span text:style-name="T1">model</text:span></text:p>
          <text:list text:style-name="L7">
            <text:list-item>
              <text:p text:style-name="P8"><text:span text:style-name="T33">Which games are active ?</text:span></text:p>
            </text:list-item>
            <text:list-item>
              <text:p text:style-name="P8"><text:span text:style-name="T33">Who is playing on which game?</text:span></text:p>
            </text:list-item>
            <text:list-item>
              <text:p text:style-name="P8"><text:span text:style-name="T33">Where are the balls located (on which slot)? </text:span></text:p>
            </text:list-item>
            <text:list-item>
              <text:p text:style-name="P8"><text:span text:style-name="T33">Which player has which cards?</text:span></text:p>
            </text:list-item>
            <text:list-item>
              <text:p text:style-name="P8"><text:span text:style-name="T33">Who is the dealer ?</text:span></text:p>
            </text:list-item>
            <text:list-item>
              <text:p text:style-name="P8"><text:span text:style-name="T33">Create a shuffled deck of cards</text:span><text:span text:style-name="T1"> </text:span></text:p>
            </text:list-item>
          </text:list>
          <text:p text:style-name="P8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line draw:style-name="gr7" draw:text-style-name="P10" draw:layer="layout" svg:x1="2.488cm" svg:y1="2.035cm" svg:x2="2.488cm" svg:y2="0.5cm">
            <text:p/>
          </draw:line>
          <draw:line draw:style-name="gr7" draw:text-style-name="P10" draw:layer="layout" svg:x1="2.988cm" svg:y1="0.499cm" svg:x2="2.988cm" svg:y2="2.035cm">
            <text:p/>
          </draw:line>
        </draw:g>
        <draw:custom-shape draw:style-name="gr49" draw:text-style-name="P37" draw:layer="layout" svg:width="1.568cm" svg:height="0.838cm" svg:x="2.988cm" svg:y="0.661cm">
          <text:p text:style-name="P5"><text:span text:style-name="T21">re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0" draw:text-style-name="P37" draw:layer="layout" svg:width="1.623cm" svg:height="0.838cm" svg:x="0.897cm" svg:y="0.876cm">
          <text:p text:style-name="P5"><text:span text:style-name="T21">wri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8" draw:text-style-name="P32" draw:layer="layout" draw:type="line" svg:x1="2.8cm" svg:y1="8.5cm" svg:x2="2.749cm" svg:y2="4.499cm" draw:start-shape="id8" draw:start-glue-point="0" draw:end-shape="id9" draw:end-glue-point="2" svg:d="M2800 8500l-51-4001" svg:viewBox="0 0 52 4002">
          <text:p/>
        </draw:connector>
        <draw:connector draw:style-name="gr27" draw:text-style-name="P32" draw:layer="layout" svg:x1="19.94cm" svg:y1="12.511cm" svg:x2="21.149cm" svg:y2="4.5cm" draw:start-shape="id10" draw:start-glue-point="1" draw:end-shape="id11" draw:end-glue-point="2" svg:d="M19940 12511h1209v-8011" svg:viewBox="0 0 1210 8012">
          <text:p/>
        </draw:connector>
        <draw:connector draw:style-name="gr27" draw:text-style-name="P32" draw:layer="layout" svg:x1="27.499cm" svg:y1="0.55cm" svg:x2="29.249cm" svg:y2="8.9cm" draw:start-shape="id11" draw:start-glue-point="1" draw:end-shape="id12" draw:end-glue-point="0" svg:d="M27499 550h1750v8350" svg:viewBox="0 0 1751 8351">
          <text:p/>
        </draw:connector>
        <draw:custom-shape draw:style-name="gr51" draw:text-style-name="P41" draw:layer="layout" svg:width="8.5cm" svg:height="5.999cm" svg:x="1.5cm" svg:y="9.753cm">
          <text:p text:style-name="P1"><text:span text:style-name="T1">webSocket-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2" draw:text-style-name="P40" draw:layer="layout" svg:width="5.999cm" svg:height="3.499cm" svg:x="1.901cm" svg:y="10.853cm">
          <text:p text:style-name="P1"><text:span text:style-name="T23">webSocket </text:span><text:span text:style-name="T16"><text:line-break/></text:span><text:span text:style-name="T29">for client XYZ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3" draw:text-style-name="P40" draw:layer="layout" svg:width="5.999cm" svg:height="3.499cm" svg:x="2.501cm" svg:y="11.253cm">
          <text:p text:style-name="P1"><text:span text:style-name="T23">webSocket </text:span><text:span text:style-name="T16"><text:line-break/></text:span><text:span text:style-name="T29">for client XYZ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4" draw:text-style-name="P40" draw:layer="layout" svg:width="5.999cm" svg:height="3.499cm" svg:x="3.001cm" svg:y="11.753cm">
          <text:p text:style-name="P1"><text:span text:style-name="T23">webSocket </text:span><text:span text:style-name="T16"><text:line-break/></text:span><text:span text:style-name="T29">for client 123ABC56YZ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5" draw:text-style-name="P41" draw:layer="layout" svg:width="5cm" svg:height="5.999cm" svg:x="-4.5cm" svg:y="9.753cm">
          <text:p text:style-name="P1"><text:span text:style-name="T1">HTTP</text:span></text:p>
          <text:p text:style-name="P1"><text:span text:style-name="T1"/></text:p>
          <text:list text:style-name="L9">
            <text:list-item>
              <text:p text:style-name="P42"><text:span text:style-name="T23">server.js</text:span></text:p>
            </text:list-item>
            <text:list-item>
              <text:p text:style-name="P42"><text:span text:style-name="T23">router.j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1" draw:layer="layout" svg:width="19.798cm" svg:height="11.136cm" svg:x="0.6cm" svg:y="2.257cm" draw:page-number="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1" svg:font-family="Arial"/>
    <style:font-face style:name="DejaVu Sans1" svg:font-family="'DejaVu Sans'"/>
    <style:font-face style:name="Microsoft YaHei1" svg:font-family="'Microsoft YaHei'"/>
    <style:font-face style:name="Arial" svg:font-family="Arial" style:font-pitch="variable"/>
    <style:font-face style:name="DejaVu Sans" svg:font-family="'DejaVu Sans'" style:font-pitch="variable"/>
    <style:font-face style:name="Liberation Sans" svg:font-family="'Liberation Sans'" style:font-pitch="variable"/>
    <style:font-face style:name="Lucida Sans" svg:font-family="'Lucida Sans'" style:font-pitch="variable"/>
    <style:font-face style:name="Microsoft YaHei" svg:font-family="'Microsoft YaHe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1" svg:font-family="'Lucida Sans'" style:font-family-generic="system" style:font-pitch="variable"/>
    <style:font-face style:name="Microsoft YaHei2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2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5.198cm" svg:height="2.628cm" svg:x="1.4cm" svg:y="0.628cm" presentation:class="title" presentation:placeholder="true" presentation:user-transformed="true">
        <draw:text-box/>
      </draw:frame>
      <draw:frame presentation:style-name="Title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11T11:45:05</meta:creation-date>
    <meta:initial-creator>Alex </meta:initial-creator>
    <dc:language>en-GB</dc:language>
    <dc:creator>Alex </dc:creator>
    <dc:date>2022-02-01T14:19:37.843000000</dc:date>
    <meta:editing-cycles>17</meta:editing-cycles>
    <meta:editing-duration>PT40M57S</meta:editing-duration>
    <meta:generator>LibreOffice/7.1.2.2$Windows_X86_64 LibreOffice_project/8a45595d069ef5570103caea1b71cc9d82b2aae4</meta:generator>
    <meta:document-statistic meta:object-count="128"/>
    <meta:user-defined meta:name="AppVersion">15.0000</meta:user-defined>
  </office:meta>
</office:document-meta>
</file>